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8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ra Mordecai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18, 1892</text:p>
      <text:p text:style-name="P5">Month<text:tab/><text:tab/><text:tab/><text:tab/><text:tab/><text:tab/>March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1816 De Lancey Place./</text:p>
      <text:p text:style-name="P2">Friday March 18th 1892./</text:p>
      <text:p text:style-name="P3">My dear Mr Morais-/</text:p>
      <text:p text:style-name="P3">Your kind note, was the/ first intimation, we had/ that sickness &amp; death had/ visited your family./ <text:s/>The loss of a child is/ always felt--especially, by/ its <text:span text:style-name="T2">mother</text:span><text:span text:style-name="T3">, and I </text:span><text:span text:style-name="T2">do feel</text:span><text:span text:style-name="T3">/ for your daughter Rebecca/ for, </text:span><text:span text:style-name="T2">I know</text:span><text:span text:style-name="T3"> the sorrow &amp; grief/ felt for the loss of an infant/ God took two, out of my/ flock--&amp; I have never ceased/</text:span></text:p>
      <text:p text:style-name="P3"><text:span text:style-name="T3"/></text:p>
      <text:p text:style-name="P3"><text:span text:style-name="T3">[Page 2]</text:span></text:p>
      <text:p text:style-name="P3"><text:span text:style-name="T3">to grieve for them, or to/ remember!! but </text:span><text:span text:style-name="T2">you</text:span><text:span text:style-name="T3"> have/ a great example before you/ for, when Solomons son was/ ill, he prayed &amp; fasted, but/ when they told him, the child/ was "dead," he rose up &amp; did/ eat &amp; left off praying, for he/ said I shall go to him, but/ he will not return to me./</text:span></text:p>
      <text:p text:style-name="P3"><text:span text:style-name="T3"><text:tab/>The weather has been so/ wintry &amp; inclement that none/ of my daughters could go to/ express </text:span><text:soft-page-break/><text:span text:style-name="T3">sympathy with your/ daughters, but they all feel/ it, as well as myself./</text:span></text:p>
      <text:p text:style-name="P3"><text:span text:style-name="T3"/></text:p>
      <text:p text:style-name="P3"><text:span text:style-name="T3">[Page 3]</text:span></text:p>
      <text:p text:style-name="P3"><text:span text:style-name="T3">And, now let me congratulate/ you, my dear Mr Morais/ upon having attained the/ 41st year of your ministry/ in </text:span><text:span text:style-name="T2">our</text:span><text:span text:style-name="T3"> congregation! and/ you may well say, with Samuel/ "whose oz, have I taken! or whose/ ass have I taken! or whom/ have I defrauded, or of whose/ hand have I received any bribe/ and, I will return it to you."/</text:span></text:p>
      <text:p text:style-name="P3"><text:span text:style-name="T3"><text:tab/>But, </text:span><text:span text:style-name="T2">you</text:span><text:span text:style-name="T3"> can lay your/ hand upon your heart, I/ like Samuel, feel the power/ of a </text:span><text:span text:style-name="T2">clear conscience within</text:span><text:span text:style-name="T3">/ Yours ever respectfully/ Sara Mordecai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3:06:37</meta:creation-date>
    <meta:document-statistic meta:table-count="0" meta:image-count="0" meta:object-count="0" meta:page-count="3" meta:paragraph-count="71" meta:word-count="420" meta:character-count="2596"/>
    <dc:date>2011-12-01T13:13:45.07</dc:date>
    <dc:creator>Penn Libraries</dc:creator>
    <meta:editing-duration>PT00H07M08S</meta:editing-duration>
    <meta:editing-cycles>1</meta:editing-cycles>
    <meta:generator>OpenOffice.org/3.2$Win32 OpenOffice.org_project/320m12$Build-9483</meta:generator>
  </office:meta>
</office:document-meta>
</file>